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01cm"/>
        </style:tab-stops>
      </style:paragraph-properties>
    </style:style>
    <style:style style:name="P2" style:family="paragraph" style:parent-style-name="Standard">
      <style:paragraph-properties fo:margin-left="2.006cm" fo:margin-right="0cm" fo:text-indent="-2.02cm" style:auto-text-indent="false">
        <style:tab-stops/>
      </style:paragraph-properties>
    </style:style>
    <style:style style:name="P3" style:family="paragraph" style:parent-style-name="Standard">
      <style:paragraph-properties fo:margin-left="2.006cm" fo:margin-right="0cm" fo:text-indent="-2.02cm" style:auto-text-indent="false">
        <style:tab-stops>
          <style:tab-stop style:position="2.993cm"/>
        </style:tab-stops>
      </style:paragraph-properties>
    </style:style>
    <style:style style:name="P4" style:family="paragraph" style:parent-style-name="Standard">
      <style:paragraph-properties fo:margin-left="1.991cm" fo:margin-right="0cm" fo:text-indent="0.014cm" style:auto-text-indent="false">
        <style:tab-stops/>
      </style:paragraph-properties>
    </style:style>
    <style:style style:name="P5" style:family="paragraph" style:parent-style-name="Standard">
      <style:paragraph-properties fo:margin-left="1.991cm" fo:margin-right="0cm" fo:text-indent="0.014cm" style:auto-text-indent="false">
        <style:tab-stops>
          <style:tab-stop style:position="3.009cm"/>
        </style:tab-stops>
      </style:paragraph-properties>
    </style:style>
    <style:style style:name="P6" style:family="paragraph" style:parent-style-name="Standard">
      <style:paragraph-properties fo:margin-left="1.991cm" fo:margin-right="0cm" fo:text-indent="-1.002cm" style:auto-text-indent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paragraph have tab stops at 5 cm.</text:p>
      <text:p text:style-name="P1">No indent</text:p>
      <text:p text:style-name="P1"><text:tab/>Tab at 5 cm</text:p>
      <text:p text:style-name="Standard"/>
      <text:p text:style-name="P3">Negative firstline indent<text:tab/></text:p>
      <text:p text:style-name="P3"><text:tab/><text:tab/>Tab at 5 cm</text:p>
      <text:p text:style-name="P2"/>
      <text:p text:style-name="P4">Left indent and negative firstlineindent</text:p>
      <text:p text:style-name="P5"><text:tab/>Tab at 5 cm</text:p>
      <text:p text:style-name="P4"><text:tab/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Specht</meta:initial-creator>
    <meta:creation-date>2013-05-08T10:14:44</meta:creation-date>
    <meta:document-statistic meta:table-count="0" meta:image-count="0" meta:object-count="0" meta:page-count="1" meta:paragraph-count="8" meta:word-count="30" meta:character-count="150" meta:non-whitespace-character-count="121"/>
    <dc:date>2013-05-08T10:19:08</dc:date>
    <dc:creator>Oliver Specht</dc:creator>
    <meta:editing-duration>PT4M24S</meta:editing-duration>
    <meta:editing-cycles>1</meta:editing-cycles>
    <meta:generator>LibreOffice/3.4$Unix LibreOffice_project/340m1$Build-502</meta:generator>
  </office:meta>
</office:document-meta>
</file>